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edTermEnum.docFreq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edTermEnum.te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edTermEnum.FilteredTerm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edTermEnum.nex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ilteredTermEnu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teredTermEnum.setEnum( TermEnum actualEnu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